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1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David Solis Cohe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September 14, 1891</text:p>
      <text:p text:style-name="P6">Month<text:tab/><text:tab/><text:tab/><text:tab/><text:tab/><text:tab/>September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Portland</text:p>
      <text:p text:style-name="P6">State<text:tab/><text:tab/><text:tab/><text:tab/><text:tab/><text:tab/>OR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icture of Cohen Davis &amp; Co. Building]/</text:p>
      <text:p text:style-name="P3">CABLE ADDRESS,<text:tab/><text:tab/><text:tab/>OFFICE OF<text:tab/><text:tab/><text:tab/>NEW YORK OFFICE:/</text:p>
      <text:p text:style-name="P3">"CODA."<text:tab/><text:tab/><text:tab/><text:tab/><text:tab/><text:tab/><text:tab/><text:tab/>81 WALKER ST./</text:p>
      <text:p text:style-name="P3">Cohen, Davis &amp; Co.,/</text:p>
      <text:p text:style-name="P3">IMPORTERS OF/</text:p>
      <text:p text:style-name="P3">NOTIONS, TOYS &amp; FANCY GOODS/</text:p>
      <text:p text:style-name="P3">2 and 4 North Front Street, cor. A,/</text:p>
      <text:p text:style-name="P4">Portland, Or. Sept 14[/ inserted by author]91/</text:p>
      <text:p text:style-name="P2">Dr S Morais Philada/</text:p>
      <text:p text:style-name="P2">My dear sir!/</text:p>
      <text:p text:style-name="P2"><text:tab/>I have the pleasure of enclosing/ check for $10<text:span text:style-name="T2">00</text:span><text:span text:style-name="T3">. <text:s/>This amount was given to me/ by Mr Nathan Cohen, a resident here, who/ desired that it should go to Jerusalem. <text:s/>I/ told him I thought ti would do better work/ if sent through the Alliance Universelle/ than going on its own hook. <text:s/>He instructed me/ to do as I thought best. <text:s/>May I transfer his/ instruction to you? <text:s/>You know far better than/ I do. <text:s/>Please </text:span><text:soft-page-break/><text:span text:style-name="T3">however, have a receipt/ sent me from the proper parties in the name/ of Nathan Cohen, Portland Oregon, as he is a/ man who likes to treasure these things. <text:s/>If/ you can get a little hebrew in the receipt/ he will regard it with unrevised pleasure./ <text:s/>He is a man who may gradually be educated/ to benevolence and I want to encourage/ him. <text:s/>With sincere regards and best wishes/ for the approaching holy days/ very truly yours/ David S Cohe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3:21:01.32</meta:creation-date>
    <dc:date>2011-11-28T13:39:51.61</dc:date>
    <dc:creator>Penn Libraries</dc:creator>
    <meta:editing-duration>PT00H03M4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373" meta:character-count="2415"/>
  </office:meta>
</office:document-meta>
</file>